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text-indent="0in" style:auto-text-indent="false"/>
      <style:text-properties officeooo:rsid="00221e96" officeooo:paragraph-rsid="00221e96"/>
    </style:style>
    <style:style style:name="P2" style:family="paragraph" style:parent-style-name="List_20_Contents">
      <style:paragraph-properties fo:margin-left="0in" fo:margin-right="0in" fo:text-indent="0in" style:auto-text-indent="false"/>
      <style:text-properties officeooo:rsid="001e298a" officeooo:paragraph-rsid="001e298a"/>
    </style:style>
    <style:style style:name="P3" style:family="paragraph" style:parent-style-name="List_20_Contents">
      <style:paragraph-properties fo:margin-left="0in" fo:margin-right="0in" fo:text-indent="0in" style:auto-text-indent="false"/>
      <style:text-properties officeooo:rsid="00200162" officeooo:paragraph-rsid="00200162"/>
    </style:style>
    <style:style style:name="P4" style:family="paragraph" style:parent-style-name="List_20_Contents">
      <style:paragraph-properties fo:margin-left="0in" fo:margin-right="0in" fo:text-indent="0in" style:auto-text-indent="false"/>
      <style:text-properties officeooo:paragraph-rsid="00200162"/>
    </style:style>
    <style:style style:name="P5" style:family="paragraph" style:parent-style-name="List_20_Contents">
      <style:paragraph-properties fo:margin-left="0in" fo:margin-right="0in" fo:text-indent="0in" style:auto-text-indent="false"/>
      <style:text-properties officeooo:rsid="00203f4f" officeooo:paragraph-rsid="00203f4f"/>
    </style:style>
    <style:style style:name="P6" style:family="paragraph" style:parent-style-name="List_20_Contents">
      <style:paragraph-properties fo:margin-left="0in" fo:margin-right="0in" fo:text-indent="0in" style:auto-text-indent="false"/>
      <style:text-properties officeooo:rsid="00203f4f" officeooo:paragraph-rsid="0020aa2d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officeooo:paragraph-rsid="0020aa2d"/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officeooo:rsid="0020aa2d" officeooo:paragraph-rsid="0020aa2d"/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officeooo:rsid="002377b7" officeooo:paragraph-rsid="002377b7"/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officeooo:paragraph-rsid="0024fb36"/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tyle="italic" officeooo:rsid="001cdae9" style:font-style-asian="italic" style:font-style-complex="italic"/>
    </style:style>
    <style:style style:name="P12" style:family="paragraph" style:parent-style-name="List_20_Contents">
      <style:paragraph-properties fo:margin-left="0in" fo:margin-right="0in" fo:text-indent="0in" style:auto-text-indent="false"/>
      <style:text-properties fo:font-style="italic" officeooo:rsid="001e298a" officeooo:paragraph-rsid="001e298a" style:font-style-asian="italic" style:font-style-complex="italic"/>
    </style:style>
    <style:style style:name="P13" style:family="paragraph" style:parent-style-name="List_20_Contents">
      <style:paragraph-properties fo:margin-left="0in" fo:margin-right="0in" fo:text-indent="0in" style:auto-text-indent="false"/>
      <style:text-properties fo:font-style="italic" officeooo:rsid="00200162" officeooo:paragraph-rsid="001e298a" style:font-style-asian="italic" style:font-style-complex="italic"/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fo:font-style="italic" officeooo:rsid="00200162" officeooo:paragraph-rsid="00200162" style:font-style-asian="italic" style:font-style-complex="italic"/>
    </style:style>
    <style:style style:name="P15" style:family="paragraph" style:parent-style-name="List_20_Contents">
      <style:paragraph-properties fo:margin-left="0in" fo:margin-right="0in" fo:text-indent="0in" style:auto-text-indent="false"/>
      <style:text-properties fo:font-style="italic" officeooo:rsid="00203f4f" officeooo:paragraph-rsid="00203f4f" style:font-style-asian="italic" style:font-style-complex="italic"/>
    </style:style>
    <style:style style:name="P16" style:family="paragraph" style:parent-style-name="List_20_Contents">
      <style:paragraph-properties fo:margin-left="0in" fo:margin-right="0in" fo:text-indent="0in" style:auto-text-indent="false"/>
      <style:text-properties fo:font-style="italic" officeooo:rsid="0020aa2d" officeooo:paragraph-rsid="0020aa2d" style:font-style-asian="italic" style:font-style-complex="italic"/>
    </style:style>
    <style:style style:name="P17" style:family="paragraph" style:parent-style-name="List_20_Contents">
      <style:paragraph-properties fo:margin-left="0in" fo:margin-right="0in" fo:text-indent="0in" style:auto-text-indent="false"/>
      <style:text-properties fo:font-style="italic" officeooo:rsid="00221e96" officeooo:paragraph-rsid="00221e96" style:font-style-asian="italic" style:font-style-complex="italic"/>
    </style:style>
    <style:style style:name="P18" style:family="paragraph" style:parent-style-name="List_20_Contents">
      <style:paragraph-properties fo:margin-left="0in" fo:margin-right="0in" fo:text-indent="0in" style:auto-text-indent="false"/>
      <style:text-properties fo:font-style="italic" officeooo:rsid="002377b7" officeooo:paragraph-rsid="002377b7" style:font-style-asian="italic" style:font-style-complex="italic"/>
    </style:style>
    <style:style style:name="P19" style:family="paragraph" style:parent-style-name="List_20_Contents">
      <style:paragraph-properties fo:margin-left="0in" fo:margin-right="0in" fo:text-indent="0in" style:auto-text-indent="false"/>
      <style:text-properties fo:font-style="italic" officeooo:rsid="0024fb36" officeooo:paragraph-rsid="0024fb36" style:font-style-asian="italic" style:font-style-complex="italic"/>
    </style:style>
    <style:style style:name="P20" style:family="paragraph" style:parent-style-name="List_20_Contents">
      <style:paragraph-properties fo:margin-left="0in" fo:margin-right="0in" fo:text-indent="0in" style:auto-text-indent="false"/>
      <style:text-properties fo:font-style="italic" officeooo:rsid="0025062c" officeooo:paragraph-rsid="0024fb36" style:font-style-asian="italic" style:font-style-complex="italic"/>
    </style:style>
    <style:style style:name="P21" style:family="paragraph" style:parent-style-name="List_20_Contents">
      <style:paragraph-properties fo:margin-left="0in" fo:margin-right="0in" fo:text-indent="0in" style:auto-text-indent="false"/>
      <style:text-properties fo:font-style="italic" officeooo:rsid="0025062c" officeooo:paragraph-rsid="0025062c" style:font-style-asian="italic" style:font-style-complex="italic"/>
    </style:style>
    <style:style style:name="P22" style:family="paragraph" style:parent-style-name="List_20_Contents">
      <style:paragraph-properties fo:margin-left="0in" fo:margin-right="0in" fo:text-indent="0in" style:auto-text-indent="false"/>
      <style:text-properties fo:font-style="italic" officeooo:rsid="0029bc2a" officeooo:paragraph-rsid="00276e4d" style:font-style-asian="italic" style:font-style-complex="italic"/>
    </style:style>
    <style:style style:name="P23" style:family="paragraph" style:parent-style-name="List_20_Contents">
      <style:paragraph-properties fo:margin-left="0in" fo:margin-right="0in" fo:text-indent="0in" style:auto-text-indent="false"/>
      <style:text-properties fo:font-style="italic" officeooo:rsid="002cfa8e" officeooo:paragraph-rsid="002cfa8e" style:font-style-asian="italic" style:font-style-complex="italic"/>
    </style:style>
    <style:style style:name="P24" style:family="paragraph" style:parent-style-name="List_20_Contents">
      <style:paragraph-properties fo:margin-left="0in" fo:margin-right="0in" fo:text-indent="0in" style:auto-text-indent="false"/>
      <style:text-properties fo:font-style="italic" officeooo:rsid="002e03da" officeooo:paragraph-rsid="002e03da" style:font-style-asian="italic" style:font-style-complex="italic"/>
    </style:style>
    <style:style style:name="P25" style:family="paragraph" style:parent-style-name="List_20_Contents">
      <style:paragraph-properties fo:margin-left="0in" fo:margin-right="0in" fo:text-indent="0in" style:auto-text-indent="false"/>
      <style:text-properties officeooo:paragraph-rsid="0025062c"/>
    </style:style>
    <style:style style:name="P26" style:family="paragraph" style:parent-style-name="List_20_Heading">
      <style:text-properties officeooo:paragraph-rsid="001e298a"/>
    </style:style>
    <style:style style:name="P27" style:family="paragraph" style:parent-style-name="List_20_Heading">
      <style:text-properties officeooo:paragraph-rsid="0025fce9"/>
    </style:style>
    <style:style style:name="P28" style:family="paragraph" style:parent-style-name="Preformatted_20_Text">
      <style:paragraph-properties fo:margin-top="0in" fo:margin-bottom="0.1965in" loext:contextual-spacing="false"/>
    </style:style>
    <style:style style:name="P29" style:family="paragraph" style:parent-style-name="Table_20_Contents">
      <style:paragraph-properties fo:margin-top="0in" fo:margin-bottom="0.1965in" loext:contextual-spacing="false"/>
    </style:style>
    <style:style style:name="P30" style:family="paragraph" style:parent-style-name="List_20_Contents">
      <style:text-properties fo:font-style="italic" officeooo:rsid="001cdae9" style:font-style-asian="italic" style:font-style-complex="italic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paragraph-properties fo:margin-top="0in" fo:margin-bottom="0in" loext:contextual-spacing="false"/>
    </style:style>
    <style:style style:name="P33" style:family="paragraph" style:parent-style-name="List_20_Contents">
      <style:paragraph-properties fo:margin-left="0in" fo:margin-right="0in" fo:text-indent="0in" style:auto-text-indent="false"/>
      <style:text-properties fo:font-style="italic" officeooo:rsid="0025062c" officeooo:paragraph-rsid="0025062c" style:font-style-asian="italic" style:font-style-complex="italic"/>
    </style:style>
    <style:style style:name="P34" style:family="paragraph" style:parent-style-name="Heading">
      <style:text-properties style:font-name="NanumGothi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11eb" style:font-style-asian="italic" style:font-style-complex="italic"/>
    </style:style>
    <style:style style:name="T4" style:family="text">
      <style:text-properties fo:font-style="italic" officeooo:rsid="001cd511" style:font-style-asian="italic" style:font-style-complex="italic"/>
    </style:style>
    <style:style style:name="T5" style:family="text">
      <style:text-properties fo:font-style="italic" officeooo:rsid="001cdae9" style:font-style-asian="italic" style:font-style-complex="italic"/>
    </style:style>
    <style:style style:name="T6" style:family="text">
      <style:text-properties fo:font-style="italic" officeooo:rsid="001b1c30" style:font-style-asian="italic" style:font-style-complex="italic"/>
    </style:style>
    <style:style style:name="T7" style:family="text">
      <style:text-properties fo:font-style="italic" officeooo:rsid="00200162" style:font-style-asian="italic" style:font-style-complex="italic"/>
    </style:style>
    <style:style style:name="T8" style:family="text">
      <style:text-properties fo:font-style="italic" officeooo:rsid="0020aa2d" style:font-style-asian="italic" style:font-style-complex="italic"/>
    </style:style>
    <style:style style:name="T9" style:family="text">
      <style:text-properties fo:font-style="italic" officeooo:rsid="00203f4f" style:font-style-asian="italic" style:font-style-complex="italic"/>
    </style:style>
    <style:style style:name="T10" style:family="text">
      <style:text-properties fo:font-style="italic" officeooo:rsid="00221e96" style:font-style-asian="italic" style:font-style-complex="italic"/>
    </style:style>
    <style:style style:name="T11" style:family="text">
      <style:text-properties fo:font-style="italic" officeooo:rsid="002377b7" style:font-style-asian="italic" style:font-style-complex="italic"/>
    </style:style>
    <style:style style:name="T12" style:family="text">
      <style:text-properties fo:font-style="italic" officeooo:rsid="0024fb36" style:font-style-asian="italic" style:font-style-complex="italic"/>
    </style:style>
    <style:style style:name="T13" style:family="text">
      <style:text-properties fo:font-style="italic" officeooo:rsid="0025062c" style:font-style-asian="italic" style:font-style-complex="italic"/>
    </style:style>
    <style:style style:name="T14" style:family="text">
      <style:text-properties fo:font-style="italic" fo:font-weight="bold" style:font-style-asian="italic" style:font-style-complex="italic"/>
    </style:style>
    <style:style style:name="T15" style:family="text">
      <style:text-properties fo:font-style="italic" fo:font-weight="bold" officeooo:rsid="0020aa2d" style:font-style-asian="italic" style:font-style-complex="italic"/>
    </style:style>
    <style:style style:name="T16" style:family="text">
      <style:text-properties fo:font-style="italic" fo:font-weight="bold" officeooo:rsid="00203f4f" style:font-style-asian="italic" style:font-style-complex="italic"/>
    </style:style>
    <style:style style:name="T17" style:family="text">
      <style:text-properties fo:font-style="italic" fo:font-weight="normal" officeooo:rsid="001cdae9" style:font-style-asian="italic" style:font-weight-asian="normal" style:font-style-complex="italic" style:font-weight-complex="normal"/>
    </style:style>
    <style:style style:name="T18" style:family="text">
      <style:text-properties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58a9a"/>
    </style:style>
    <style:style style:name="T21" style:family="text">
      <style:text-properties officeooo:rsid="0025eb4e"/>
    </style:style>
    <style:style style:name="T22" style:family="text">
      <style:text-properties officeooo:rsid="0025fce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a xlink:type="simple" xlink:href="http://linuxcommand.org/tlcl.php" text:style-name="Internet_20_link" text:visited-style-name="Visited_20_Internet_20_Link"><text:span text:style-name="T22">http://linuxcommand.org/tlcl.php</text:span></text:a></text:p>
      <text:p text:style-name="P27"><text:line-break/>What’s A “Terminal”?</text:p>
      <text:p text:style-name="List_20_Heading">It’s a program called a <text:span text:style-name="T2">terminal emulator. It is a program that opens a window and lets you interact with the shell</text:span></text:p>
      <text:p text:style-name="List_20_Heading"/>
      <text:p text:style-name="List_20_Heading">What’s “The Shell”?</text:p>
      <text:p text:style-name="List_20_Heading">It’s a program that takes command from the keyboard and gives them to the operating system to perform.</text:p>
      <text:p text:style-name="List_20_Heading"/>
      <text:p text:style-name="List_20_Heading">Files on a Linux system are organized in a tree-like pattern of directories (called folders in other systems), which may contain files and other directories.</text:p>
      <text:p text:style-name="List_20_Heading">The first directory in the file system is called the root directory, it contains files and subdirectories.</text:p>
      <text:p text:style-name="List_20_Heading"/>
      <text:p text:style-name="List_20_Heading">Commands :</text:p>
      <text:p text:style-name="List_20_Heading">1) pwd: stands for "print working directory" it outputs the name of the directory you are currently in</text:p>
      <text:p text:style-name="List_20_Heading">When you first log on to a Linux system, the working directory is set to your home directory. This is where you put your files.</text:p>
      <text:p text:style-name="List_20_Heading"/>
      <text:p text:style-name="List_20_Heading"><text:span text:style-name="T5">2</text:span><text:span text:style-name="T2">) cd: </text:span><text:span text:style-name="T3">stands for "change directory". Just as you would click on a folder in Windows Explorer or Finder, cd switches you into the directory you specify. In other words, cd changes the working directory.</text:span></text:p>
      <text:p text:style-name="List_20_Heading">To navigate directly to a directory, use cd with the directory's path as an argument.</text:p>
      <text:p text:style-name="List_20_Heading"/>
      <text:p text:style-name="List_20_Heading">A pathname is the route you take along the branches of the tree to get to the directory you want. Pathnames can be specified in one of two different ways; absolute pathnames or relative pathnames. </text:p>
      <text:p text:style-name="List_20_Heading">An absolute pathname starts from the root directory and leads to its destination, a relative pathname starts from the working directory. To do this, it uses a couple of special notations to represent relative positions in the file system tree. These special notations are "." (dot) and ".." (dot dot).</text:p>
      <text:p text:style-name="List_20_Heading"/>
      <text:p text:style-name="List_20_Heading"><text:span text:style-name="T2"><text:tab/></text:span><text:span text:style-name="T4">. : refers to the working directory itself</text:span></text:p>
      <text:p text:style-name="List_20_Heading"><text:tab/>.. : refers to the working directory’s parent directory</text:p>
      <text:p text:style-name="List_20_Heading"><text:tab/>~ : refers to the home directory</text:p>
      <text:p text:style-name="List_20_Heading"><text:span text:style-name="T4"><text:tab/></text:span><text:span text:style-name="T5">./bin = bin we can ommit the “./”</text:span></text:p>
      <text:p text:style-name="List_20_Heading"/>
      <text:p text:style-name="List_20_Heading"><text:span text:style-name="T5">3</text:span><text:span text:style-name="T6">) ls: </text:span><text:span text:style-name="T5">It’s used to list the contents of a directory.</text:span></text:p>
      <text:p text:style-name="List_20_Heading"><text:span text:style-name="T6"><text:tab/></text:span><text:span text:style-name="T5">Ls : list the files in the working directory</text:span></text:p>
      <text:p text:style-name="List_20_Heading"><text:tab/>ls /bin : list the files in the /bin directory (any directory you want to specify)</text:p>
      <text:p text:style-name="List_20_Heading"><text:tab/>ls -l : list the files in the working directory in long format</text:p>
      <text:p text:style-name="List_20_Heading"><text:tab/>ls -l /etc /bin : list the files in the /bin directory and the /etc directory in long format</text:p>
      <text:p text:style-name="List_20_Heading"><text:tab/>ls -la .. : list all files in the parent of the working directory in long format (even the ones <text:tab/>with names beginning with a period character, which are normally hidden)</text:p>
      <text:p text:style-name="List_20_Heading"/>
      <text:p text:style-name="List_20_Heading"/>
      <text:p text:style-name="List_20_Heading"/>
      <text:p text:style-name="List_20_Heading"/>
      <text:p text:style-name="List_20_Heading"/>
      <text:p text:style-name="List_20_Heading"/>
      <text:p text:style-name="List_20_Contents"/>
      <text:p text:style-name="List_20_Contents"/>
      <text:p text:style-name="List_20_Contents"/>
      <text:p text:style-name="List_20_Heading"/>
      <text:p text:style-name="List_20_Heading"><text:soft-page-break/></text:p>
      <text:p text:style-name="List_20_Heading"/>
      <text:p text:style-name="List_20_Heading">A closer look at long format :</text:p>
      <text:p text:style-name="List_20_Heading">File Permissions | Owner | Group | Size (in bytes) | Modification Time | File Name</text:p>
      <text:p text:style-name="List_20_Heading"/>
      <text:p text:style-name="P26"><text:span text:style-name="Strong_20_Emphasis"><text:span text:style-name="T17">File Name</text:span></text:span><text:span text:style-name="T17"> : </text:span></text:p>
      <text:p text:style-name="P26"><text:span text:style-name="T17"><text:tab/></text:span>The name of the file or directory. </text:p>
      <text:p text:style-name="P26"><text:span text:style-name="Strong_20_Emphasis"><text:span text:style-name="T19">Modification Time</text:span></text:span><text:span text:style-name="T19"> : </text:span></text:p>
      <text:p text:style-name="P26"><text:span text:style-name="T19"><text:tab/></text:span>The last time the file was modified. If the last modification occurred more than six months <text:tab/>in the past, the date and year are displayed. Otherwise, the time of day is shown. </text:p>
      <text:p text:style-name="List_20_Heading"><text:span text:style-name="Strong_20_Emphasis"><text:span text:style-name="T19">Size</text:span></text:span><text:span text:style-name="T19"> :</text:span></text:p>
      <text:p text:style-name="List_20_Heading"><text:tab/>The size of the file in bytes. </text:p>
      <text:p text:style-name="List_20_Heading"><text:span text:style-name="Strong_20_Emphasis"><text:span text:style-name="T19">Group</text:span></text:span><text:span text:style-name="T19"> :</text:span></text:p>
      <text:p text:style-name="List_20_Heading"><text:tab/>The name of the group that has file permissions in addition to the file's owner. </text:p>
      <text:p text:style-name="List_20_Heading"><text:span text:style-name="Strong_20_Emphasis"><text:span text:style-name="T19">Owner :</text:span></text:span><text:span text:style-name="T19"> </text:span></text:p>
      <text:p text:style-name="List_20_Heading"><text:tab/>The name of the user who owns the file. </text:p>
      <text:p text:style-name="List_20_Heading"><text:span text:style-name="Strong_20_Emphasis"><text:span text:style-name="T19">File Permissions</text:span></text:span><text:span text:style-name="T19"> :</text:span></text:p>
      <text:p text:style-name="List_20_Heading"><text:span text:style-name="T19"><text:tab/>A representation of the file's access permissions. The first character is the type of file. A "-" <text:tab/>indicates a regular (ordinary) file. A "d" indicates a directory. The second set of three <text:tab/>characters represent th</text:span>e read, write, and execution rights of the file's owner. The next three <text:tab/>represent the rights of the file's group, and the final three represent the rights granted to <text:tab/>everybody else</text:p>
      <text:p text:style-name="P30"/>
      <text:p text:style-name="P11"/>
      <text:p text:style-name="P2"><text:span text:style-name="T5">4</text:span><text:span text:style-name="T2">) less : It’s a program that lets you view text files</text:span></text:p>
      <text:p text:style-name="P12"><text:tab/>Controlling less (Commands &amp; Actions) :</text:p>
      <text:p text:style-name="P12"><text:tab/>- Page up or b : Scroll back one page</text:p>
      <text:p text:style-name="P12"><text:tab/>- Page down or space : Scroll forward one page</text:p>
      <text:p text:style-name="P12"><text:tab/>- shit + G : Go to the end of the text file</text:p>
      <text:p text:style-name="P12"><text:tab/>- 1G : Go to the beginning of the text file</text:p>
      <text:p text:style-name="P12"><text:tab/>- /characters : Search forward in the text for an occurrence of the specified characters</text:p>
      <text:p text:style-name="P12"><text:tab/>- n : Repeat the previous search</text:p>
      <text:p text:style-name="P12"><text:tab/>- h : Display a complete list less commands and options</text:p>
      <text:p text:style-name="P2"><text:span text:style-name="T2"><text:tab/>- </text:span><text:span text:style-name="T7">q : Quit</text:span></text:p>
      <text:p text:style-name="P13"/>
      <text:p text:style-name="P4"><text:span text:style-name="T7">5) file : It’s used </text:span><text:span text:style-name="T2">to determine what kind of data a file contains before you try to view it.</text:span></text:p>
      <text:p text:style-name="P14"/>
      <text:p text:style-name="P14">Manipulating Files</text:p>
      <text:p text:style-name="P14"/>
      <text:p text:style-name="P14">6) cp : Copy files and directories</text:p>
      <text:p text:style-name="P15">Copy a file into the working directory, ex : cp origfile newfile </text:p>
      <text:p text:style-name="P7"><text:span text:style-name="T9">Creates a copy of the file in the working directory named </text:span><text:span text:style-name="T14">origfile</text:span><text:span text:style-name="T9">. The copy will be named </text:span><text:span text:style-name="T16">newfile</text:span><text:span text:style-name="T9"> and will be located in the working directory</text:span></text:p>
      <text:p text:style-name="P15"/>
      <text:p text:style-name="P7"><text:span text:style-name="T9">If the destination file </text:span><text:span text:style-name="T14">newfile </text:span><text:span text:style-name="T9">already exists, it will be overwritten without a confirmation prompt. If you want to be prompted before overwriting a file, use the -i (interactive) option. Ex :</text:span></text:p>
      <text:p text:style-name="P15">cp -i oldfile newfile</text:p>
      <text:p text:style-name="P15"/>
      <text:p text:style-name="P15">Copy a file into another directory, ex : cp origfile /directory/subdirectory</text:p>
      <text:p text:style-name="P5"><text:span text:style-name="T2">Creates a copy of the file in the working directory named </text:span><text:span text:style-name="T14">origfile</text:span><text:span text:style-name="T2">. The copy will be located in the directory </text:span><text:span text:style-name="T14">/directory/subdirectory</text:span><text:span text:style-name="T2">, and will be named </text:span><text:span text:style-name="T14">origfile</text:span><text:span text:style-name="T2">.</text:span></text:p>
      <text:p text:style-name="P15"/>
      <text:p text:style-name="P15"><text:soft-page-break/></text:p>
      <text:p text:style-name="P15"/>
      <text:p text:style-name="P6"><text:span text:style-name="T2">Copy </text:span><text:span text:style-name="T8">a file into another directory and give it a new name, </text:span></text:p>
      <text:p text:style-name="P16">ex : cp origfile /directory/subdirectory/newfile</text:p>
      <text:p text:style-name="P6"><text:span text:style-name="T8">Creates a copy of the file in the working directory named </text:span><text:span text:style-name="T15">origfile</text:span><text:span text:style-name="T8">. The copy will be named </text:span><text:span text:style-name="T15">newfile</text:span><text:span text:style-name="T8">, and will be located in the directory </text:span><text:span text:style-name="T15">/directory/subdirectory</text:span><text:span text:style-name="T8">.</text:span></text:p>
      <text:p text:style-name="P14"/>
      <text:p text:style-name="P16">Copy multiple files into another directory, using a wildcard, ex : cp file* /directory/subdirectory</text:p>
      <text:p text:style-name="P8"><text:span text:style-name="T2">Copy every file in the working directory whose name begins with </text:span><text:span text:style-name="T14">file</text:span><text:span text:style-name="T2"> into the directory </text:span><text:span text:style-name="T14">/directory/subdirectory</text:span><text:span text:style-name="T2">. The asterisk ("</text:span><text:span text:style-name="T14">*</text:span><text:span text:style-name="T2">") is a </text:span><text:a xlink:type="simple" xlink:href="https://www.computerhope.com/jargon/w/wildcard.htm" text:style-name="Internet_20_link" text:visited-style-name="Visited_20_Internet_20_Link"><text:span text:style-name="T2">wildcard</text:span></text:a><text:span text:style-name="T2"> — a special </text:span><text:a xlink:type="simple" xlink:href="https://www.computerhope.com/jargon/c/charact.htm" text:style-name="Internet_20_link" text:visited-style-name="Visited_20_Internet_20_Link"><text:span text:style-name="T2">character</text:span></text:a><text:span text:style-name="T2"> which expands to match other characters. Specifically, the asterisk wildcard matches zero or more non-</text:span><text:a xlink:type="simple" xlink:href="https://www.computerhope.com/jargon/w/whitspac.htm" text:style-name="Internet_20_link" text:visited-style-name="Visited_20_Internet_20_Link"><text:span text:style-name="T2">whitespace</text:span></text:a><text:span text:style-name="T2"> characters. For instance, this command will copy any files named </text:span><text:span text:style-name="T14">file</text:span><text:span text:style-name="T2">, </text:span><text:span text:style-name="T14">file001</text:span><text:span text:style-name="T2">, </text:span><text:span text:style-name="T14">file.txt</text:span><text:span text:style-name="T2">, </text:span><text:span text:style-name="T14">fileone.jpg</text:span><text:span text:style-name="T2">, </text:span><text:span text:style-name="T14">file-archive.zip</text:span><text:span text:style-name="T2">, etc.</text:span></text:p>
      <text:p text:style-name="P16"/>
      <text:p text:style-name="P16">cp file*.png /directory/subdirectory</text:p>
      <text:p text:style-name="P8"><text:span text:style-name="T2">Copy every file in the working directory whose name begins with </text:span><text:span text:style-name="T14">file</text:span><text:span text:style-name="T2">, and ends with the file extension </text:span><text:span text:style-name="T14">.jpg</text:span><text:span text:style-name="T2">. For instance, it would make copies of any files named </text:span><text:span text:style-name="T14">file</text:span><text:span text:style-name="T2">, </text:span><text:span text:style-name="T14">file001.jpg</text:span><text:span text:style-name="T2">, </text:span><text:span text:style-name="T14">file002.jpg</text:span><text:span text:style-name="T2">, or </text:span><text:span text:style-name="T14">file-new.jpg</text:span><text:span text:style-name="T2">, etc. The copies will be placed into the directory </text:span><text:span text:style-name="T14">/directory/subdirectory</text:span><text:span text:style-name="T2">.</text:span></text:p>
      <text:p text:style-name="P16"/>
      <text:p text:style-name="P17">Another example</text:p>
      <text:p text:style-name="P1"><text:span text:style-name="T2">Let's say you are the user </text:span><text:span text:style-name="T14">sally</text:span><text:span text:style-name="T2">, and you have a bunch of files in the directory </text:span><text:span text:style-name="T14">/home/sally/pictures/</text:span><text:span text:style-name="T2"> named </text:span><text:span text:style-name="T14">picture-01.jpg</text:span><text:span text:style-name="T2">, </text:span><text:span text:style-name="T14">picture-02.jpg</text:span><text:span text:style-name="T2">, etc. and you want to copy them into the directory </text:span><text:span text:style-name="T14">/home/sally/picture-backup/</text:span><text:span text:style-name="T2">. This command will do the trick:</text:span></text:p>
      <text:p text:style-name="P28">cp ~/pictures/picture-*.jpg ~/picture-backup</text:p>
      <text:p text:style-name="P16">Copy an entire directory into another location, ex : cp -R /one/two /three/four</text:p>
      <text:p text:style-name="P8"><text:span text:style-name="T2">Copy the directory </text:span><text:span text:style-name="T14">two</text:span><text:span text:style-name="T2"> (located in the directory </text:span><text:span text:style-name="T14">/one</text:span><text:span text:style-name="T2">), and everything </text:span><text:span text:style-name="T14">two</text:span><text:span text:style-name="T2"> contains, into the destination directory </text:span><text:span text:style-name="T14">/three/four</text:span><text:span text:style-name="T2">. The result will be called </text:span><text:span text:style-name="T14">/three/four/two</text:span><text:span text:style-name="T2">. The directory </text:span><text:span text:style-name="T14">/three</text:span><text:span text:style-name="T2"> must already exist for the command to succeed. If the directory </text:span><text:span text:style-name="T14">four</text:span><text:span text:style-name="T2"> does not already exist in the directory </text:span><text:span text:style-name="T14">/three</text:span><text:span text:style-name="T2">, it will be created.</text:span></text:p>
      <text:p text:style-name="P16"/>
      <text:p text:style-name="P17">Another example</text:p>
      <text:p text:style-name="P1"><text:span text:style-name="T2">Let's say you are the user </text:span><text:span text:style-name="T14">steve</text:span><text:span text:style-name="T2"> and you have a directory, </text:span><text:span text:style-name="T14">/home/steve/files</text:span><text:span text:style-name="T2">, which contains many files and subdirectories. You want to copy all those files, and all the subdirectories (and the files and subdirectories they contain), to a new location, </text:span><text:span text:style-name="T14">/home/steve/files-backup</text:span><text:span text:style-name="T2">. You can copy all of them using the command:</text:span></text:p>
      <text:p text:style-name="P28">cp -R ~/files ~/files-backup</text:p>
      <text:p text:style-name="Text_20_body">...and the entire directory structure will be copied to the directory <text:span text:style-name="T18">/home/steve/files-backup</text:span>. When performing a recursive copy:</text:p>
      <text:list xml:id="list4553896316030620048" text:style-name="L1">
        <text:list-item>
          <text:p text:style-name="P32">If the directory <text:span text:style-name="T18">files-backup</text:span> already exists, the directory <text:span text:style-name="T18">files</text:span> will be placed inside. </text:p>
        </text:list-item>
        <text:list-item>
          <text:p text:style-name="P31">If <text:span text:style-name="T18">files-backup</text:span> does <text:span text:style-name="T1">not</text:span> already exist, it <text:span text:style-name="T1">will</text:span> be created and the <text:span text:style-name="T1">contents</text:span> of the <text:span text:style-name="T18">files</text:span> directory will be placed inside it. </text:p>
        </text:list-item>
      </text:list>
      <text:p text:style-name="P23">Cp * directoryname : copies files in the current directory to directoryname directory's</text:p>
      <text:p text:style-name="P24">cp m*.txt scifi : copies files in the current directory that start with the letter “m” with txt extension </text:p>
      <text:p text:style-name="P23"/>
      <text:p text:style-name="P3"><text:span text:style-name="T10"><text:s/>7) </text:span><text:span text:style-name="T2">mkdir : <text:s/>creates a new directory in the current working directory.</text:span></text:p>
      <text:p text:style-name="P14"/>
      <text:p text:style-name="P3"><text:soft-page-break/><text:span text:style-name="T2"><text:s/></text:span><text:span text:style-name="T11">8) rm : remove files and directories</text:span></text:p>
      <text:p text:style-name="P18">sudo rm destinationfile filename</text:p>
      <text:p text:style-name="P18">ex: sudo rm /var/log/test.txt</text:p>
      <text:p text:style-name="P18"/>
      <text:p text:style-name="P18"><text:s/>9) mv : move or rename files and directories</text:p>
      <text:p text:style-name="P18">sudo mv sourcefile destinationfile</text:p>
      <text:p text:style-name="P18"/>
      <text:p text:style-name="P18">10) nano : creates a new empty file</text:p>
      <text:p text:style-name="P18">nano filename (in the current directory)</text:p>
      <text:p text:style-name="P18">nano destination/file name</text:p>
      <text:p text:style-name="P18"/>
      <text:p text:style-name="P9"><text:span text:style-name="T2">11) </text:span><text:span text:style-name="T7">touch : creates a new empty file inside the current working directory</text:span></text:p>
      <text:p text:style-name="P19">ex : touch media/popular.txt create a file named popular.txt in the media directory</text:p>
      <text:p text:style-name="P19"/>
      <text:p text:style-name="P10"><text:span text:style-name="T12">12) chmod : It is u</text:span><text:span text:style-name="T2">sed to change the permissions of a file or directory.</text:span></text:p>
      <text:p text:style-name="P19">Ex : chmod 444 filedestination</text:p>
      <text:p text:style-name="P20"/>
      <text:p text:style-name="P25"><text:span text:style-name="T13">13) man : It</text:span> can be used to display manual pages, scroll up and down, search for occurrences of specific text, and other useful functions.</text:p>
      <text:p text:style-name="P19"/>
      <text:p text:style-name="P21">Server installation</text:p>
      <text:p text:style-name="P21">To search for the server: <text:span text:style-name="T20">apt-cache search apache </text:span><text:s/></text:p>
      <text:p text:style-name="P21">To install Apache2: sudo apt-get install apache2</text:p>
      <text:p text:style-name="P21">The default directory la ay eshe jowwa el Apache /var/www </text:p>
      <text:p text:style-name="P21">The default state location (directory) to execute /var/www/html</text:p>
      <text:p text:style-name="P21">The default page /var/www/html/index.html</text:p>
      <text:p text:style-name="P21">How to create a web page : <text:span text:style-name="T21">sudo </text:span>nano /var/www/html/test.html</text:p>
      <text:p text:style-name="P21">To restart the server to update configuration : service apache2 restart</text:p>
      <text:p text:style-name="P21">To stop the server : service apache2 stop</text:p>
      <text:p text:style-name="P21">To start the server : service apache2 start</text:p>
      <text:p text:style-name="P21"/>
      <text:p text:style-name="P34">STYLES</text:p>
      <text:p text:style-name="P34">CONFERENCE</text:p>
      <text:p text:style-name="P21"/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p text:style-name="P29">You can enclose the whole path by double-quotes ("), single-quote (') or escape the space character using a backslash (\) :</text:p>
            <text:p text:style-name="Preformatted_20_Text"><text:span text:style-name="Source_20_Text">cd "/path/path/path/A Folder/file"</text:span></text:p>
            <text:p text:style-name="Preformatted_20_Text"><text:span text:style-name="Source_20_Text">cd '/path/path/path/A Folder/file'</text:span></text:p>
            <text:p text:style-name="P28"><text:span text:style-name="Source_20_Text">cd /path/path/path/A\ Folder/file</text:span></text:p>
          </table:table-cell>
        </table:table-row>
      </table:table>
      <text:p text:style-name="P21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0:37:00.294856876</meta:creation-date>
    <dc:date>2017-09-19T11:45:25.594469213</dc:date>
    <meta:editing-duration>PT22H46M32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4" meta:paragraph-count="107" meta:word-count="1458" meta:character-count="8652" meta:non-whitespace-character-count="7250"/>
  </office:meta>
</office:document-meta>
</file>